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29_12-26-47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22546 E-139-34-49.544677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9_13-09-27_000.jpg</text:p>
          </table:table-cell>
          <table:table-cell table:style-name="ce20" office:value-type="string">
            <text:p>:m 食べた物　間食 / お菓子</text:p>
          </table:table-cell>
          <table:table-cell table:style-name="ce3"/>
          <table:table-cell table:style-name="ce3"/>
          <table:table-cell table:style-name="ce3" office:value-type="string">
            <text:p>N-35-35-28.573608 E-139-34-49.324951</text:p>
          </table:table-cell>
          <table:table-cell table:style-name="ce33" table:formula="of:=IF([.E3]=&quot;&quot;;[.C3];CONCATENATE([.C3];&quot; / &quot;;[.E3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29_13-16-52_000.jpg</text:p>
          </table:table-cell>
          <table:table-cell table:style-name="ce20" office:value-type="string">
            <text:p>:m 食べた物　間食 / お菓子</text:p>
          </table:table-cell>
          <table:table-cell table:style-name="ce32"/>
          <table:table-cell table:style-name="ce3"/>
          <table:table-cell table:style-name="ce3" office:value-type="string">
            <text:p>N-35-35-28.573608 E-139-34-49.270019</text:p>
          </table:table-cell>
          <table:table-cell table:style-name="ce33" table:formula="of:=IF([.E4]=&quot;&quot;;[.C4];CONCATENATE([.C4];&quot; / &quot;;[.E4]))" office:value-type="string" office:string-value=":m 食べた物　間食 / お菓子">
            <text:p>:m 食べた物　間食 / お菓子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9_14-33-04_000.jpg</text:p>
          </table:table-cell>
          <table:table-cell table:style-name="ce16" office:value-type="string">
            <text:p>:m RES 1-3*3 / free# JVEMV6 37#23_10 / 37. miscs of miscs / 23. CO2 / スギ植栽本数；日本の４３％に植林；自家用車の排出CO2を吸収</text:p>
          </table:table-cell>
          <table:table-cell table:style-name="ce24"/>
          <table:table-cell table:style-name="ce3"/>
          <table:table-cell table:style-name="ce3" office:value-type="string">
            <text:p>N-35-35-28.62854 E-139-34-49.324951</text:p>
          </table:table-cell>
          <table:table-cell table:style-name="ce33" table:formula="of:=IF([.E5]=&quot;&quot;;[.C5];CONCATENATE([.C5];&quot; / &quot;;[.E5]))" office:value-type="string" office:string-value=":m RES 1-3*3 / free# JVEMV6 37#23_10 / 37. miscs of miscs / 23. CO2 / スギ植栽本数；日本の４３％に植林；自家用車の排出CO2を吸収">
            <text:p>:m RES 1-3*3 / free# JVEMV6 37#23_10 / 37. miscs of miscs / 23. CO2 / スギ植栽本数；日本の４３％に植林；自家用車の排出CO2を吸収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9_15-37-47_000.jpg</text:p>
          </table:table-cell>
          <table:table-cell table:style-name="ce16" office:value-type="string">
            <text:p>:m 東和 PHOTO / 200424f / 新高円寺駅 / 新高円寺プロジェクト / １名 / ホクシン設備（合田工務店） / 日誌</text:p>
          </table:table-cell>
          <table:table-cell table:style-name="ce24"/>
          <table:table-cell table:style-name="ce3"/>
          <table:table-cell table:style-name="ce3" office:value-type="string">
            <text:p>N-35-35-28.559875 E-139-34-49.215087</text:p>
          </table:table-cell>
          <table:table-cell table:style-name="ce33" table:formula="of:=IF([.E6]=&quot;&quot;;[.C6];CONCATENATE([.C6];&quot; / &quot;;[.E6]))" office:value-type="string" office:string-value=":m 東和 PHOTO / 200424f / 新高円寺駅 / 新高円寺プロジェクト / １名 / ホクシン設備（合田工務店） / 日誌">
            <text:p>:m 東和 PHOTO / 200424f / 新高円寺駅 / 新高円寺プロジェクト / １名 / ホクシン設備（合田工務店） / 日誌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9_16-23-14_000.jpg</text:p>
          </table:table-cell>
          <table:table-cell table:style-name="ce16" office:value-type="string">
            <text:p>:m :i 1*1 / visual arts / 画像処理；アニメーションを作る</text:p>
          </table:table-cell>
          <table:table-cell table:style-name="ce14"/>
          <table:table-cell table:style-name="ce3"/>
          <table:table-cell table:style-name="ce3" office:value-type="string">
            <text:p>N-35-35-28.559875 E-139-34-49.270019</text:p>
          </table:table-cell>
          <table:table-cell table:style-name="ce33" table:formula="of:=IF([.E7]=&quot;&quot;;[.C7];CONCATENATE([.C7];&quot; / &quot;;[.E7]))" office:value-type="string" office:string-value=":m :i 1*1 / visual arts / 画像処理；アニメーションを作る">
            <text:p>:m :i 1*1 / visual arts / 画像処理；アニメーションを作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9_20-51-31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518676 E-139-34-49.270019</text:p>
          </table:table-cell>
          <table:table-cell table:style-name="ce33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30_02-25-06_000.jpg</text:p>
          </table:table-cell>
          <table:table-cell table:style-name="ce16" office:value-type="string">
            <text:p>:m :PHOTO 寝た時刻 / 2020 / オナニー（未了）１時間３７分</text:p>
          </table:table-cell>
          <table:table-cell table:style-name="ce17"/>
          <table:table-cell table:style-name="ce3"/>
          <table:table-cell table:style-name="ce3" office:value-type="string">
            <text:p>N-35-35-28.518676 E-139-34-49.270019</text:p>
          </table:table-cell>
          <table:table-cell table:style-name="ce33" table:formula="of:=IF([.E9]=&quot;&quot;;[.C9];CONCATENATE([.C9];&quot; / &quot;;[.E9]))" office:value-type="string" office:string-value=":m :PHOTO 寝た時刻 / 2020 / オナニー（未了）１時間３７分">
            <text:p>:m :PHOTO 寝た時刻 / 2020 / オナニー（未了）１時間３７分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30_06-14-37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532409 E-139-34-49.270019</text:p>
          </table:table-cell>
          <table:table-cell table:style-name="ce33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30_06-46-10_000.jpg</text:p>
          </table:table-cell>
          <table:table-cell table:style-name="ce20" office:value-type="string">
            <text:p>:m :lets / action activity / やること / 色についてのリサーチ；色心理学</text:p>
          </table:table-cell>
          <table:table-cell table:style-name="ce17"/>
          <table:table-cell table:style-name="ce3"/>
          <table:table-cell table:style-name="ce3" office:value-type="string">
            <text:p>N-35-35-28.518676 E-139-34-49.270019</text:p>
          </table:table-cell>
          <table:table-cell table:style-name="ce33" table:formula="of:=IF([.E11]=&quot;&quot;;[.C11];CONCATENATE([.C11];&quot; / &quot;;[.E11]))" office:value-type="string" office:string-value=":m :lets / action activity / やること / 色についてのリサーチ；色心理学">
            <text:p>:m :lets / action activity / やること / 色についてのリサーチ；色心理学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30_06-46-29_000.jpg</text:p>
          </table:table-cell>
          <table:table-cell table:style-name="ce20" office:value-type="string">
            <text:p>:m :th / 「魔法使いになっちゃうよ」そういうのは、もういいよ</text:p>
          </table:table-cell>
          <table:table-cell table:style-name="ce16"/>
          <table:table-cell table:style-name="ce3"/>
          <table:table-cell table:style-name="ce3" office:value-type="string">
            <text:p>N-35-35-28.518676 E-139-34-49.270019</text:p>
          </table:table-cell>
          <table:table-cell table:style-name="ce33" table:formula="of:=IF([.E12]=&quot;&quot;;[.C12];CONCATENATE([.C12];&quot; / &quot;;[.E12]))" office:value-type="string" office:string-value=":m :th / 「魔法使いになっちゃうよ」そういうのは、もういいよ">
            <text:p>:m :th / 「魔法使いになっちゃうよ」そういうのは、もういいよ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30_07-22-56_000.jpg</text:p>
          </table:table-cell>
          <table:table-cell table:style-name="ce16" office:value-type="string">
            <text:p>:m other / 記録　文書 / @自室 / 朝体操 / hip-hopダンス / id=??</text:p>
          </table:table-cell>
          <table:table-cell table:style-name="ce17"/>
          <table:table-cell table:style-name="ce3"/>
          <table:table-cell table:style-name="ce3" office:value-type="string">
            <text:p>N-35-35-28.738403 E-139-34-49.434814</text:p>
          </table:table-cell>
          <table:table-cell table:style-name="ce33" table:formula="of:=IF([.E13]=&quot;&quot;;[.C13];CONCATENATE([.C13];&quot; / &quot;;[.E13]))" office:value-type="string" office:string-value=":m other / 記録　文書 / @自室 / 朝体操 / hip-hopダンス / id=??">
            <text:p>:m other / 記録　文書 / @自室 / 朝体操 / hip-hopダンス / id=??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3_22-32-46_000.m4a</text:p>
          </table:table-cell>
          <table:table-cell table:style-name="ce20" office:value-type="string">
            <text:p>:VOICE-MEMO / @自宅 / 思ったこと / diary / 将来、年金にも社会保障にも頼れないなら、なおさら、今思うところをやる、のが、必須か</text:p>
          </table:table-cell>
          <table:table-cell table:style-name="ce6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VOICE-MEMO / @自宅 / 思ったこと / diary / 将来、年金にも社会保障にも頼れないなら、なおさら、今思うところをやる、のが、必須か">
            <text:p>:VOICE-MEMO / @自宅 / 思ったこと / diary / 将来、年金にも社会保障にも頼れないなら、なおさら、今思うところをやる、のが、必須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24_05-26-28_000.m4a</text:p>
          </table:table-cell>
          <table:table-cell table:style-name="ce6" office:value-type="string">
            <text:p>:VOICE-MEMO / @自宅側、路上 / diary / 初めて / 東和の仕事、帽子は、毛糸でなく、ツバ付きのキャップ</text:p>
          </table:table-cell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string" office:string-value=":VOICE-MEMO / @自宅側、路上 / diary / 初めて / 東和の仕事、帽子は、毛糸でなく、ツバ付きのキャップ">
            <text:p>:VOICE-MEMO / @自宅側、路上 / diary / 初めて / 東和の仕事、帽子は、毛糸でなく、ツバ付きのキャッ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5_09-18-40_000.m4a</text:p>
          </table:table-cell>
          <table:table-cell table:style-name="ce20" office:value-type="string">
            <text:p>:VOICE-MEMO / @自宅 / 思ったこと / diary / 「来年は何かの萌芽がでてくるのでは」、経済を学んで人々に伝えられる、そういう考えが浮かんだ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VOICE-MEMO / @自宅 / 思ったこと / diary / 「来年は何かの萌芽がでてくるのでは」、経済を学んで人々に伝えられる、そういう考えが浮かんだ">
            <text:p>:VOICE-MEMO / @自宅 / 思ったこと / diary / 「来年は何かの萌芽がでてくるのでは」、経済を学んで人々に伝えられる、そういう考えが浮かんだ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5_09-36-49_000.m4a</text:p>
          </table:table-cell>
          <table:table-cell table:style-name="ce20" office:value-type="string">
            <text:p>:VOICE-MEMO / @自宅 / 思ったこと / diary / 俺は、自分の母親に拒否されてきた；「もっと食べなくちゃ」といったことを親から言われたことがない；評論のみ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VOICE-MEMO / @自宅 / 思ったこと / diary / 俺は、自分の母親に拒否されてきた；「もっと食べなくちゃ」といったことを親から言われたことがない；評論のみ">
            <text:p>:VOICE-MEMO / @自宅 / 思ったこと / diary / 俺は、自分の母親に拒否されてきた；「もっと食べなくちゃ」といったことを親から言われたことがない；評論のみ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5_10-09-08_000.m4a</text:p>
          </table:table-cell>
          <table:table-cell table:style-name="ce20" office:value-type="string">
            <text:p>:VOICE-MEMO / @自宅 / 思ったこと / diary / 読書；月に５００冊読めるようになりたい、博士号よりも</text:p>
          </table:table-cell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VOICE-MEMO / @自宅 / 思ったこと / diary / 読書；月に５００冊読めるようになりたい、博士号よりも">
            <text:p>:VOICE-MEMO / @自宅 / 思ったこと / diary / 読書；月に５００冊読めるようになりたい、博士号よりも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5_23-11-33_000.m4a</text:p>
          </table:table-cell>
          <table:table-cell table:style-name="ce20" office:value-type="string">
            <text:p>:VOICE-MEMO / @自宅 / 思ったこと / diary / 経済を学びたい；社会主義の経済を；学びたいより、知りたい；loud&amp;clearのbill ayerさん（教育者）の話しを聞いていて</text:p>
          </table:table-cell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string" office:string-value=":VOICE-MEMO / @自宅 / 思ったこと / diary / 経済を学びたい；社会主義の経済を；学びたいより、知りたい；loud&amp;clearのbill ayerさん（教育者）の話しを聞いていて">
            <text:p>:VOICE-MEMO / @自宅 / 思ったこと / diary / 経済を学びたい；社会主義の経済を；学びたいより、知りたい；loud&amp;clearのbill ayerさん（教育者）の話しを聞いていて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6_01-02-46_000.m4a</text:p>
          </table:table-cell>
          <table:table-cell table:style-name="ce20" office:value-type="string">
            <text:p>:VOICE-MEMO / @自宅 / アイデア、idea / diary / 山下歯科の予約のやり方；「第〇火曜日」など、「〇日」ではなく</text:p>
          </table:table-cell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string" office:string-value=":VOICE-MEMO / @自宅 / アイデア、idea / diary / 山下歯科の予約のやり方；「第〇火曜日」など、「〇日」ではなく">
            <text:p>:VOICE-MEMO / @自宅 / アイデア、idea / diary / 山下歯科の予約のやり方；「第〇火曜日」など、「〇日」ではなく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6_06-38-49_000.m4a</text:p>
          </table:table-cell>
          <table:table-cell table:style-name="ce15" office:value-type="string">
            <text:p>:VOICE-MEMO / @自宅 / diary / 記録 / 「ギューイ、ギュイ」という声聞こえた；オナガではないか？</text:p>
          </table:table-cell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string" office:string-value=":VOICE-MEMO / @自宅 / diary / 記録 / 「ギューイ、ギュイ」という声聞こえた；オナガではないか？">
            <text:p>:VOICE-MEMO / @自宅 / diary / 記録 / 「ギューイ、ギュイ」という声聞こえた；オナガではないか？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7_02-36-35_000.m4a</text:p>
          </table:table-cell>
          <table:table-cell table:style-name="ce20" office:value-type="string">
            <text:p>:VOICE-MEMO / @自宅 / 思ったこと / diary / オナニーした；自分の能力、自分のためには使わない</text:p>
          </table:table-cell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string" office:string-value=":VOICE-MEMO / @自宅 / 思ったこと / diary / オナニーした；自分の能力、自分のためには使わない">
            <text:p>:VOICE-MEMO / @自宅 / 思ったこと / diary / オナニーした；自分の能力、自分のためには使わない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27_23-11-57_000.m4a</text:p>
          </table:table-cell>
          <table:table-cell table:style-name="ce15" office:value-type="string">
            <text:p>:VOICE-MEMO / @自宅 / diary / 記録 / 風呂入ったとき；まぶたの内側を指で拭う、痒くて；今日はやらなかった</text:p>
          </table:table-cell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string" office:string-value=":VOICE-MEMO / @自宅 / diary / 記録 / 風呂入ったとき；まぶたの内側を指で拭う、痒くて；今日はやらなかった">
            <text:p>:VOICE-MEMO / @自宅 / diary / 記録 / 風呂入ったとき；まぶたの内側を指で拭う、痒くて；今日はやらなかった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29_17-08-16_000.m4a</text:p>
          </table:table-cell>
          <table:table-cell table:style-name="ce6" office:value-type="string">
            <text:p>:VOICE-MEMO / @自宅 / diary / 初めて / 韓国語の学習；文章は自分で作った</text:p>
          </table:table-cell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string" office:string-value=":VOICE-MEMO / @自宅 / diary / 初めて / 韓国語の学習；文章は自分で作った">
            <text:p>:VOICE-MEMO / @自宅 / diary / 初めて / 韓国語の学習；文章は自分で作った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29_18-54-45_000.mp4</text:p>
          </table:table-cell>
          <table:table-cell table:style-name="ce6" office:value-type="string">
            <text:p>:VIDEO / @自室 / 記録 / jap.flute / 演奏、play / f-2020-0429-1 / doc-T-1.3:口の形；高音ノート、低音ノート</text:p>
          </table:table-cell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string" office:string-value=":VIDEO / @自室 / 記録 / jap.flute / 演奏、play / f-2020-0429-1 / doc-T-1.3:口の形；高音ノート、低音ノート">
            <text:p>:VIDEO / @自室 / 記録 / jap.flute / 演奏、play / f-2020-0429-1 / doc-T-1.3:口の形；高音ノート、低音ノート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4-29_19-24-28_000.mp4</text:p>
          </table:table-cell>
          <table:table-cell table:style-name="ce17" office:value-type="string">
            <text:p>:VIDEO / @自室 / 記録 / jap.flute / 演奏、play / f-2020-0427-4 / admin / 番外編 / 片付け；やりかた</text:p>
          </table:table-cell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string" office:string-value=":VIDEO / @自室 / 記録 / jap.flute / 演奏、play / f-2020-0427-4 / admin / 番外編 / 片付け；やりかた">
            <text:p>:VIDEO / @自室 / 記録 / jap.flute / 演奏、play / f-2020-0427-4 / admin / 番外編 / 片付け；やりかた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4-29_19-28-56_000.mp4</text:p>
          </table:table-cell>
          <table:table-cell table:style-name="ce17" office:value-type="string">
            <text:p>:VIDEO / @自宅 / メモ / 自分の脳 / 楽器演奏後の、脳の状態について</text:p>
          </table:table-cell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string" office:string-value=":VIDEO / @自宅 / メモ / 自分の脳 / 楽器演奏後の、脳の状態について">
            <text:p>:VIDEO / @自宅 / メモ / 自分の脳 / 楽器演奏後の、脳の状態について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4-30_00-09-09_000.m4a</text:p>
          </table:table-cell>
          <table:table-cell table:style-name="ce20" office:value-type="string">
            <text:p>:VOICE-MEMO / @自宅 / 思ったこと / diary / 経済の学習；知りたいことを調べる；何か１つでいい；レビューを行う、次回のセッションで；その際に、さらに知りたいことが湧いたら、それを調べる</text:p>
          </table:table-cell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string" office:string-value=":VOICE-MEMO / @自宅 / 思ったこと / diary / 経済の学習；知りたいことを調べる；何か１つでいい；レビューを行う、次回のセッションで；その際に、さらに知りたいことが湧いたら、それを調べる">
            <text:p>:VOICE-MEMO / @自宅 / 思ったこと / diary / 経済の学習；知りたいことを調べる；何か１つでいい；レビューを行う、次回のセッションで；その際に、さらに知りたいことが湧いたら、それを調べ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4-30_06-20-20_000.m4a</text:p>
          </table:table-cell>
          <table:table-cell table:style-name="ce20" office:value-type="string">
            <text:p>:VOICE-MEMO / @自宅 / 思ったこと / diary / 韓国語の学習；書く文章；日誌、それと、思いついたこと</text:p>
          </table:table-cell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string" office:string-value=":VOICE-MEMO / @自宅 / 思ったこと / diary / 韓国語の学習；書く文章；日誌、それと、思いついたこと">
            <text:p>:VOICE-MEMO / @自宅 / 思ったこと / diary / 韓国語の学習；書く文章；日誌、それと、思いついたこと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4-30_07-19-50_000.mp4</text:p>
          </table:table-cell>
          <table:table-cell table:style-name="ce6" office:value-type="string">
            <text:p>:VIDEO / @自宅 / 体操 / hip-hopダンス、ヒップホップ / h-2020-0430-1 / id=?? / step-touch;arrange</text:p>
          </table:table-cell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string" office:string-value=":VIDEO / @自宅 / 体操 / hip-hopダンス、ヒップホップ / h-2020-0430-1 / id=?? / step-touch;arrange">
            <text:p>:VIDEO / @自宅 / 体操 / hip-hopダンス、ヒップホップ / h-2020-0430-1 / id=?? / step-touch;arrang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09:11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30T09:11:40.14</dc:date>
    <dc:creator>iwabuchi ken</dc:creator>
    <meta:editing-duration>P19DT23H20M44S</meta:editing-duration>
    <meta:editing-cycles>7888</meta:editing-cycles>
    <meta:document-statistic meta:table-count="1" meta:cell-count="461" meta:object-count="0"/>
  </office:meta>
</office:document-meta>
</file>